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F5000001194D97C37DB70EA71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.59cm" svg:height="4.877cm" draw:z-index="0"><draw:image xlink:href="Pictures/10000201000003F5000001194D97C37DB70EA71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1-09-15T10:42:10.850000000</dc:date>
    <meta:editing-duration>PT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